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ToComponentMapper.getComponentLogger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ToComponentMapper.setConfigurationResource( Resource properties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ToComponentMapp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erToComponentMapper.LoggerToComponen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